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3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12cm" fo:min-width="0.312cm"/>
      <style:paragraph-properties style:writing-mode="lr-tb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1.1cm" fo:min-width="0.5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 style:list-style-name="L1">
      <style:graphic-properties draw:textarea-horizontal-align="justify" draw:textarea-vertical-align="middle" draw:auto-grow-height="false" fo:min-height="1cm" fo:min-width="0.5cm"/>
      <style:paragraph-properties style:writing-mode="lr-tb"/>
    </style:style>
    <style:style style:name="gr10" style:family="graphic" style:parent-style-name="standard">
      <style:graphic-properties draw:stroke="none" draw:fill="none" fo:min-height="0.86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66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/>
      <style:paragraph-properties fo:margin-left="0cm" fo:margin-right="0cm" fo:text-align="center" fo:text-indent="0cm"/>
    </style:style>
    <style:style style:name="P7" style:family="paragraph">
      <loext:graphic-properties draw:fill="none" draw:fill-color="#ffffff"/>
      <style:text-properties fo:font-size="18pt" fo:language="en" fo:country="GB"/>
    </style:style>
    <style:style style:name="T1" style:family="text">
      <style:text-properties style:text-position="-33% 58%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0% 100%"/>
    </style:style>
    <style:style style:name="T5" style:family="text">
      <style:text-properties fo:font-size="18pt" fo:language="en" fo:country="GB"/>
    </style:style>
    <style:style style:name="T6" style:family="text">
      <style:text-properties style:text-position="-33% 58%" fo:font-size="18pt"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1" draw:id="id11">
          <draw:line draw:style-name="gr1" draw:text-style-name="P1" draw:layer="layout" svg:x1="7.687cm" svg:y1="2.36cm" svg:x2="8.274cm" svg:y2="2.589cm">
            <text:p/>
          </draw:line>
          <draw:line draw:style-name="gr1" draw:text-style-name="P1" draw:layer="layout" svg:x1="7.122cm" svg:y1="3.164cm" svg:x2="8.273cm" svg:y2="2.584cm">
            <text:p/>
          </draw:line>
          <draw:line draw:style-name="gr1" draw:text-style-name="P1" draw:layer="layout" svg:x1="7.098cm" svg:y1="4.207cm" svg:x2="8.293cm" svg:y2="4.69cm">
            <text:p/>
          </draw:line>
          <draw:line draw:style-name="gr1" draw:text-style-name="P1" draw:layer="layout" svg:x1="7.093cm" svg:y1="3.14cm" svg:x2="8.288cm" svg:y2="3.623cm">
            <text:p/>
          </draw:line>
          <draw:line draw:style-name="gr1" draw:text-style-name="P1" draw:layer="layout" svg:x1="7.106cm" svg:y1="4.23cm" svg:x2="8.257cm" svg:y2="3.65cm">
            <text:p/>
          </draw:line>
          <draw:line draw:style-name="gr1" draw:text-style-name="P1" draw:layer="layout" svg:x1="7.149cm" svg:y1="5.283cm" svg:x2="8.3cm" svg:y2="4.703cm">
            <text:p/>
          </draw:line>
          <draw:line draw:style-name="gr1" draw:text-style-name="P1" draw:layer="layout" svg:x1="7.206cm" svg:y1="5.271cm" svg:x2="7.793cm" svg:y2="5.5cm">
            <text:p/>
          </draw:line>
        </draw:g>
        <draw:g xml:id="id1" draw:id="id1">
          <draw:line draw:style-name="gr1" draw:text-style-name="P1" draw:layer="layout" svg:x1="3.259cm" svg:y1="1.077cm" svg:x2="3.512cm" svg:y2="0.5cm">
            <text:p/>
          </draw:line>
          <draw:line draw:style-name="gr1" draw:text-style-name="P1" draw:layer="layout" svg:x1="4.039cm" svg:y1="1.675cm" svg:x2="3.507cm" svg:y2="0.501cm">
            <text:p/>
          </draw:line>
          <draw:line draw:style-name="gr1" draw:text-style-name="P1" draw:layer="layout" svg:x1="5.08cm" svg:y1="1.742cm" svg:x2="5.612cm" svg:y2="0.568cm">
            <text:p/>
          </draw:line>
          <draw:line draw:style-name="gr1" draw:text-style-name="P1" draw:layer="layout" svg:x1="4.013cm" svg:y1="1.703cm" svg:x2="4.545cm" svg:y2="0.529cm">
            <text:p/>
          </draw:line>
          <draw:line draw:style-name="gr1" draw:text-style-name="P1" draw:layer="layout" svg:x1="5.103cm" svg:y1="1.735cm" svg:x2="4.571cm" svg:y2="0.561cm">
            <text:p/>
          </draw:line>
          <draw:line draw:style-name="gr1" draw:text-style-name="P1" draw:layer="layout" svg:x1="6.157cm" svg:y1="1.736cm" svg:x2="5.625cm" svg:y2="0.562cm">
            <text:p/>
          </draw:line>
          <draw:line draw:style-name="gr1" draw:text-style-name="P1" draw:layer="layout" svg:x1="6.147cm" svg:y1="1.678cm" svg:x2="6.4cm" svg:y2="1.101cm">
            <text:p/>
          </draw:line>
        </draw:g>
        <draw:custom-shape draw:style-name="gr2" draw:text-style-name="P2" xml:id="id2" draw:id="id2" draw:layer="layout" svg:width="1.842cm" svg:height="1.843cm" svg:x="1.1cm" svg:y="2.7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8" draw:id="id8">
          <draw:line draw:style-name="gr1" draw:text-style-name="P1" draw:layer="layout" svg:x1="1.478cm" svg:y1="8.069cm" svg:x2="1.478cm" svg:y2="5.9cm">
            <text:p/>
          </draw:line>
          <draw:line draw:style-name="gr1" draw:text-style-name="P1" draw:layer="layout" svg:x1="1.486cm" svg:y1="8.07cm" svg:x2="1.486cm" svg:y2="5.901cm">
            <text:p/>
          </draw:line>
          <draw:line draw:style-name="gr1" draw:text-style-name="P1" draw:layer="layout" svg:x1="1.174cm" svg:y1="6.49cm" svg:x2="1.167cm" svg:y2="7.568cm">
            <text:p/>
          </draw:line>
          <draw:line draw:style-name="gr1" draw:text-style-name="P1" draw:layer="layout" svg:x1="0.903cm" svg:y1="6.779cm" svg:x2="0.9cm" svg:y2="7.297cm">
            <text:p/>
          </draw:line>
          <draw:line draw:style-name="gr1" draw:text-style-name="P1" draw:layer="layout" svg:x1="1.504cm" svg:y1="7.011cm" svg:x2="1.998cm" svg:y2="7cm">
            <text:p/>
          </draw:line>
        </draw:g>
        <draw:connector draw:style-name="gr3" draw:text-style-name="P2" draw:layer="layout" svg:x1="3.259cm" svg:y1="1.121cm" svg:x2="2.021cm" svg:y2="2.7cm" draw:start-shape="id1" draw:start-glue-point="3" draw:end-shape="id2" draw:end-glue-point="4" svg:d="M3259 1121h-1238v1579" svg:viewBox="0 0 1239 1580">
          <text:p/>
        </draw:connector>
        <draw:connector draw:style-name="gr3" draw:text-style-name="P2" xml:id="id10" draw:id="id10" draw:layer="layout" svg:x1="6.4cm" svg:y1="1.121cm" svg:x2="8.959cm" svg:y2="1.121cm" draw:start-shape="id1" draw:start-glue-point="1" draw:end-shape="id3" draw:end-glue-point="3" svg:d="M6400 1121h2559" svg:viewBox="0 0 2560 1">
          <text:p/>
        </draw:connector>
        <draw:frame draw:style-name="gr4" draw:text-style-name="P3" draw:layer="layout" svg:width="0.875cm" svg:height="0.963cm" svg:x="5.991cm" svg:y="2.4cm">
          <draw:text-box>
            <text:p>+</text:p>
          </draw:text-box>
        </draw:frame>
        <draw:frame draw:style-name="gr4" draw:text-style-name="P3" draw:layer="layout" svg:width="0.875cm" svg:height="0.963cm" svg:x="6.092cm" svg:y="4.801cm">
          <draw:text-box>
            <text:p>-</text:p>
          </draw:text-box>
        </draw:frame>
        <draw:frame draw:style-name="gr5" draw:text-style-name="P4" draw:layer="layout" svg:width="1.162cm" svg:height="1.114cm" svg:x="4.147cm" svg:y="1.777cm">
          <draw:text-box>
            <text:p>R<text:span text:style-name="T1">1</text:span></text:p>
          </draw:text-box>
        </draw:frame>
        <draw:frame draw:style-name="gr6" draw:text-style-name="P4" draw:layer="layout" svg:width="1.912cm" svg:height="0.962cm" draw:transform="rotate (-1.5707963267949) translate (0.962cm 6.1cm)">
          <draw:text-box>
            <text:p>GND</text:p>
          </draw:text-box>
        </draw:frame>
        <draw:g xml:id="id3" draw:id="id3">
          <draw:line draw:style-name="gr1" draw:text-style-name="P1" draw:layer="layout" svg:x1="8.959cm" svg:y1="1.077cm" svg:x2="9.212cm" svg:y2="0.5cm">
            <text:p/>
          </draw:line>
          <draw:line draw:style-name="gr1" draw:text-style-name="P1" draw:layer="layout" svg:x1="9.739cm" svg:y1="1.675cm" svg:x2="9.207cm" svg:y2="0.501cm">
            <text:p/>
          </draw:line>
          <draw:line draw:style-name="gr1" draw:text-style-name="P1" draw:layer="layout" svg:x1="10.78cm" svg:y1="1.742cm" svg:x2="11.312cm" svg:y2="0.568cm">
            <text:p/>
          </draw:line>
          <draw:line draw:style-name="gr1" draw:text-style-name="P1" draw:layer="layout" svg:x1="9.713cm" svg:y1="1.703cm" svg:x2="10.245cm" svg:y2="0.529cm">
            <text:p/>
          </draw:line>
          <draw:line draw:style-name="gr1" draw:text-style-name="P1" draw:layer="layout" svg:x1="10.803cm" svg:y1="1.735cm" svg:x2="10.271cm" svg:y2="0.561cm">
            <text:p/>
          </draw:line>
          <draw:line draw:style-name="gr1" draw:text-style-name="P1" draw:layer="layout" svg:x1="11.857cm" svg:y1="1.736cm" svg:x2="11.325cm" svg:y2="0.562cm">
            <text:p/>
          </draw:line>
          <draw:line draw:style-name="gr1" draw:text-style-name="P1" draw:layer="layout" svg:x1="11.847cm" svg:y1="1.678cm" svg:x2="12.1cm" svg:y2="1.101cm">
            <text:p/>
          </draw:line>
        </draw:g>
        <draw:g xml:id="id4" draw:id="id4">
          <draw:line draw:style-name="gr1" draw:text-style-name="P1" draw:layer="layout" svg:x1="3.259cm" svg:y1="6.935cm" svg:x2="3.512cm" svg:y2="6.358cm">
            <text:p/>
          </draw:line>
          <draw:line draw:style-name="gr1" draw:text-style-name="P1" draw:layer="layout" svg:x1="4.039cm" svg:y1="7.533cm" svg:x2="3.507cm" svg:y2="6.359cm">
            <text:p/>
          </draw:line>
          <draw:line draw:style-name="gr1" draw:text-style-name="P1" draw:layer="layout" svg:x1="5.08cm" svg:y1="7.6cm" svg:x2="5.612cm" svg:y2="6.426cm">
            <text:p/>
          </draw:line>
          <draw:line draw:style-name="gr1" draw:text-style-name="P1" draw:layer="layout" svg:x1="4.013cm" svg:y1="7.561cm" svg:x2="4.545cm" svg:y2="6.387cm">
            <text:p/>
          </draw:line>
          <draw:line draw:style-name="gr1" draw:text-style-name="P1" draw:layer="layout" svg:x1="5.103cm" svg:y1="7.593cm" svg:x2="4.571cm" svg:y2="6.419cm">
            <text:p/>
          </draw:line>
          <draw:line draw:style-name="gr1" draw:text-style-name="P1" draw:layer="layout" svg:x1="6.157cm" svg:y1="7.594cm" svg:x2="5.625cm" svg:y2="6.42cm">
            <text:p/>
          </draw:line>
          <draw:line draw:style-name="gr1" draw:text-style-name="P1" draw:layer="layout" svg:x1="6.147cm" svg:y1="7.536cm" svg:x2="6.4cm" svg:y2="6.959cm">
            <text:p/>
          </draw:line>
        </draw:g>
        <draw:g xml:id="id5" draw:id="id5">
          <draw:line draw:style-name="gr1" draw:text-style-name="P1" draw:layer="layout" svg:x1="9cm" svg:y1="6.935cm" svg:x2="9.253cm" svg:y2="6.358cm">
            <text:p/>
          </draw:line>
          <draw:line draw:style-name="gr1" draw:text-style-name="P1" draw:layer="layout" svg:x1="9.78cm" svg:y1="7.533cm" svg:x2="9.248cm" svg:y2="6.359cm">
            <text:p/>
          </draw:line>
          <draw:line draw:style-name="gr1" draw:text-style-name="P1" draw:layer="layout" svg:x1="10.821cm" svg:y1="7.6cm" svg:x2="11.353cm" svg:y2="6.426cm">
            <text:p/>
          </draw:line>
          <draw:line draw:style-name="gr1" draw:text-style-name="P1" draw:layer="layout" svg:x1="9.754cm" svg:y1="7.561cm" svg:x2="10.286cm" svg:y2="6.387cm">
            <text:p/>
          </draw:line>
          <draw:line draw:style-name="gr1" draw:text-style-name="P1" draw:layer="layout" svg:x1="10.844cm" svg:y1="7.593cm" svg:x2="10.312cm" svg:y2="6.419cm">
            <text:p/>
          </draw:line>
          <draw:line draw:style-name="gr1" draw:text-style-name="P1" draw:layer="layout" svg:x1="11.898cm" svg:y1="7.594cm" svg:x2="11.366cm" svg:y2="6.42cm">
            <text:p/>
          </draw:line>
          <draw:line draw:style-name="gr1" draw:text-style-name="P1" draw:layer="layout" svg:x1="11.888cm" svg:y1="7.536cm" svg:x2="12.141cm" svg:y2="6.959cm">
            <text:p/>
          </draw:line>
        </draw:g>
        <draw:g xml:id="id9" draw:id="id9">
          <draw:line draw:style-name="gr1" draw:text-style-name="P1" draw:layer="layout" svg:x1="3.2cm" svg:y1="12.877cm" svg:x2="3.453cm" svg:y2="12.3cm">
            <text:p/>
          </draw:line>
          <draw:line draw:style-name="gr1" draw:text-style-name="P1" draw:layer="layout" svg:x1="3.98cm" svg:y1="13.475cm" svg:x2="3.448cm" svg:y2="12.301cm">
            <text:p/>
          </draw:line>
          <draw:line draw:style-name="gr1" draw:text-style-name="P1" draw:layer="layout" svg:x1="5.021cm" svg:y1="13.542cm" svg:x2="5.553cm" svg:y2="12.368cm">
            <text:p/>
          </draw:line>
          <draw:line draw:style-name="gr1" draw:text-style-name="P1" draw:layer="layout" svg:x1="3.954cm" svg:y1="13.503cm" svg:x2="4.486cm" svg:y2="12.329cm">
            <text:p/>
          </draw:line>
          <draw:line draw:style-name="gr1" draw:text-style-name="P1" draw:layer="layout" svg:x1="5.044cm" svg:y1="13.535cm" svg:x2="4.512cm" svg:y2="12.361cm">
            <text:p/>
          </draw:line>
          <draw:line draw:style-name="gr1" draw:text-style-name="P1" draw:layer="layout" svg:x1="6.098cm" svg:y1="13.536cm" svg:x2="5.566cm" svg:y2="12.362cm">
            <text:p/>
          </draw:line>
          <draw:line draw:style-name="gr1" draw:text-style-name="P1" draw:layer="layout" svg:x1="6.088cm" svg:y1="13.478cm" svg:x2="6.341cm" svg:y2="12.901cm">
            <text:p/>
          </draw:line>
        </draw:g>
        <draw:g xml:id="id7" draw:id="id7">
          <draw:line draw:style-name="gr1" draw:text-style-name="P1" draw:layer="layout" svg:x1="1.994cm" svg:y1="8.46cm" svg:x2="2.581cm" svg:y2="8.689cm">
            <text:p/>
          </draw:line>
          <draw:line draw:style-name="gr1" draw:text-style-name="P1" draw:layer="layout" svg:x1="1.429cm" svg:y1="9.264cm" svg:x2="2.58cm" svg:y2="8.684cm">
            <text:p/>
          </draw:line>
          <draw:line draw:style-name="gr1" draw:text-style-name="P1" draw:layer="layout" svg:x1="1.405cm" svg:y1="10.307cm" svg:x2="2.6cm" svg:y2="10.79cm">
            <text:p/>
          </draw:line>
          <draw:line draw:style-name="gr1" draw:text-style-name="P1" draw:layer="layout" svg:x1="1.4cm" svg:y1="9.24cm" svg:x2="2.595cm" svg:y2="9.723cm">
            <text:p/>
          </draw:line>
          <draw:line draw:style-name="gr1" draw:text-style-name="P1" draw:layer="layout" svg:x1="1.413cm" svg:y1="10.33cm" svg:x2="2.564cm" svg:y2="9.75cm">
            <text:p/>
          </draw:line>
          <draw:line draw:style-name="gr1" draw:text-style-name="P1" draw:layer="layout" svg:x1="1.456cm" svg:y1="11.383cm" svg:x2="2.607cm" svg:y2="10.803cm">
            <text:p/>
          </draw:line>
          <draw:line draw:style-name="gr1" draw:text-style-name="P1" draw:layer="layout" svg:x1="1.513cm" svg:y1="11.371cm" svg:x2="2.1cm" svg:y2="11.6cm">
            <text:p/>
          </draw:line>
        </draw:g>
        <draw:connector draw:style-name="gr3" draw:text-style-name="P2" draw:layer="layout" svg:x1="6.4cm" svg:y1="6.979cm" svg:x2="9cm" svg:y2="6.979cm" draw:start-shape="id4" draw:start-glue-point="1" draw:end-shape="id5" draw:end-glue-point="3" svg:d="M6400 6979h2600" svg:viewBox="0 0 2601 1">
          <text:p/>
        </draw:connector>
        <draw:connector draw:style-name="gr3" draw:text-style-name="P2" draw:layer="layout" svg:x1="12.1cm" svg:y1="1.121cm" svg:x2="13cm" svg:y2="2.6cm" draw:start-shape="id3" draw:start-glue-point="1" draw:end-shape="id6" draw:end-glue-point="0" svg:d="M12100 1121h900v1479" svg:viewBox="0 0 901 1480">
          <text:p/>
        </draw:connector>
        <draw:connector draw:style-name="gr3" draw:text-style-name="P2" draw:layer="layout" draw:line-skew="0.353cm" svg:x1="2.021cm" svg:y1="4.543cm" svg:x2="2.003cm" svg:y2="8.46cm" draw:start-shape="id2" draw:start-glue-point="8" draw:end-shape="id7" draw:end-glue-point="0" svg:d="M2021 4543v2287h-18v1630" svg:viewBox="0 0 19 3918">
          <text:p/>
        </draw:connector>
        <draw:connector draw:style-name="gr3" draw:text-style-name="P2" draw:layer="layout" svg:x1="1.998cm" svg:y1="6.985cm" svg:x2="3.259cm" svg:y2="6.979cm" draw:start-shape="id8" draw:start-glue-point="1" draw:end-shape="id4" draw:end-glue-point="3" svg:d="M1998 6985h631v-6h630" svg:viewBox="0 0 1262 7">
          <text:p/>
        </draw:connector>
        <draw:connector draw:style-name="gr3" draw:text-style-name="P2" draw:layer="layout" svg:x1="2.003cm" svg:y1="11.6cm" svg:x2="3.2cm" svg:y2="12.921cm" draw:start-shape="id7" draw:start-glue-point="2" draw:end-shape="id9" draw:end-glue-point="3" svg:d="M2003 11600v1321h1197" svg:viewBox="0 0 1198 1322">
          <text:p/>
        </draw:connector>
        <draw:connector draw:style-name="gr3" draw:text-style-name="P2" draw:layer="layout" svg:x1="7.679cm" svg:y1="1.121cm" svg:x2="7.696cm" svg:y2="2.36cm" draw:start-shape="id10" draw:start-glue-point="0" draw:end-shape="id11" draw:end-glue-point="0" svg:d="M7679 1121v620h17v619" svg:viewBox="0 0 18 1240">
          <text:p/>
        </draw:connector>
        <draw:connector draw:style-name="gr3" draw:text-style-name="P2" draw:layer="layout" draw:line-skew="-0.075cm" svg:x1="7.696cm" svg:y1="5.5cm" svg:x2="7.7cm" svg:y2="8.6cm" draw:start-shape="id11" draw:start-glue-point="2" draw:end-shape="id12" draw:end-glue-point="4" svg:d="M7696 5500v1500h4v1600" svg:viewBox="0 0 5 3101">
          <text:p/>
        </draw:connector>
        <draw:custom-shape draw:style-name="gr7" draw:text-style-name="P5" xml:id="id12" draw:id="id12" draw:layer="layout" svg:width="2cm" svg:height="2.7cm" svg:x="6.7cm" svg:y="8.6cm">
          <text:p text:style-name="P5">+</text:p>
          <text:p text:style-name="P5">-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 xml:id="id13" draw:id="id13">
          <draw:custom-shape draw:style-name="gr2" draw:text-style-name="P2" draw:layer="layout" svg:width="1.842cm" svg:height="1.843cm" svg:x="12.058cm" svg:y="9.057cm">
            <text:p text:style-name="P2"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6" draw:layer="layout" svg:x1="13cm" svg:y1="10.657cm" svg:x2="13cm" svg:y2="9.357cm">
            <text:p/>
          </draw:line>
        </draw:g>
        <draw:g xml:id="id6" draw:id="id6">
          <draw:custom-shape draw:style-name="gr9" draw:text-style-name="P5" draw:layer="layout" svg:width="2cm" svg:height="2.5cm" svg:x="12cm" svg:y="2.6cm">
            <text:p text:style-name="P5"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8" draw:text-style-name="P6" draw:layer="layout" svg:x1="13cm" svg:y1="4.517cm" svg:x2="13cm" svg:y2="3.267cm">
            <text:p/>
          </draw:line>
        </draw:g>
        <draw:connector draw:style-name="gr3" draw:text-style-name="P2" xml:id="id14" draw:id="id14" draw:layer="layout" draw:line-skew="-0.079cm" svg:x1="13cm" svg:y1="5.1cm" svg:x2="12.979cm" svg:y2="9.057cm" draw:start-shape="id6" draw:start-glue-point="2" draw:end-shape="id13" draw:end-glue-point="0" svg:d="M13000 5100v1900h-21v2057" svg:viewBox="0 0 22 3958">
          <text:p/>
        </draw:connector>
        <draw:connector draw:style-name="gr3" draw:text-style-name="P2" draw:layer="layout" draw:line-skew="-0.971cm" svg:x1="12.141cm" svg:y1="6.979cm" svg:x2="12.989cm" svg:y2="7cm" draw:start-shape="id5" draw:start-glue-point="1" draw:end-shape="id14" draw:end-glue-point="0" svg:d="M12141 6979h438v21h410" svg:viewBox="0 0 849 22">
          <text:p/>
        </draw:connector>
        <draw:connector draw:style-name="gr3" draw:text-style-name="P2" draw:layer="layout" svg:x1="12.979cm" svg:y1="10.9cm" svg:x2="6.341cm" svg:y2="12.921cm" draw:start-shape="id13" draw:start-glue-point="2" draw:end-shape="id9" draw:end-glue-point="1" svg:d="M12979 10900v2021h-6638" svg:viewBox="0 0 6639 2022">
          <text:p/>
        </draw:connector>
        <draw:connector draw:style-name="gr3" draw:text-style-name="P2" draw:layer="layout" svg:x1="7.7cm" svg:y1="11.3cm" svg:x2="7.687cm" svg:y2="12.926cm" draw:start-shape="id12" draw:start-glue-point="6" svg:d="M7700 11300v1064h-13v562" svg:viewBox="0 0 14 1627">
          <text:p/>
        </draw:connector>
        <draw:frame draw:style-name="gr5" draw:text-style-name="P4" draw:layer="layout" svg:width="1.162cm" svg:height="1.114cm" svg:x="10.038cm" svg:y="1.786cm">
          <draw:text-box>
            <text:p>R<text:span text:style-name="T1">2</text:span></text:p>
          </draw:text-box>
        </draw:frame>
        <draw:frame draw:style-name="gr5" draw:text-style-name="P4" draw:layer="layout" svg:width="1.162cm" svg:height="1.114cm" svg:x="4.3cm" svg:y="7.5cm">
          <draw:text-box>
            <text:p>R<text:span text:style-name="T1">4</text:span></text:p>
          </draw:text-box>
        </draw:frame>
        <draw:frame draw:style-name="gr5" draw:text-style-name="P4" draw:layer="layout" svg:width="1.162cm" svg:height="1.114cm" svg:x="10.1cm" svg:y="7.486cm">
          <draw:text-box>
            <text:p>R<text:span text:style-name="T1">5</text:span></text:p>
          </draw:text-box>
        </draw:frame>
        <draw:frame draw:style-name="gr5" draw:text-style-name="P4" draw:layer="layout" svg:width="1.162cm" svg:height="1.114cm" svg:x="0.438cm" svg:y="9.686cm">
          <draw:text-box>
            <text:p>R<text:span text:style-name="T1">6</text:span></text:p>
          </draw:text-box>
        </draw:frame>
        <draw:frame draw:style-name="gr5" draw:text-style-name="P4" draw:layer="layout" svg:width="1.162cm" svg:height="1.114cm" svg:x="4.2cm" svg:y="13.486cm">
          <draw:text-box>
            <text:p>R<text:span text:style-name="T1">7</text:span></text:p>
          </draw:text-box>
        </draw:frame>
        <draw:line draw:style-name="gr8" draw:text-style-name="P1" draw:layer="layout" svg:x1="2.857cm" svg:y1="9.113cm" svg:x2="2.857cm" svg:y2="11cm">
          <text:p/>
        </draw:line>
        <draw:frame draw:style-name="gr10" draw:text-style-name="P3" draw:layer="layout" svg:width="0.866cm" svg:height="1.115cm" svg:x="2.7cm" svg:y="9.362cm">
          <draw:text-box>
            <text:p><text:span text:style-name="T2">I</text:span><text:span text:style-name="T3">c</text:span></text:p>
          </draw:text-box>
        </draw:frame>
        <draw:frame draw:style-name="gr11" draw:text-style-name="P4" draw:layer="layout" svg:width="1.162cm" svg:height="1.114cm" svg:x="8.238cm" svg:y="3.486cm">
          <draw:text-box>
            <text:p>R<text:span text:style-name="T1">3</text:span></text:p>
          </draw:text-box>
        </draw:frame>
        <draw:frame draw:style-name="gr5" draw:text-style-name="P4" draw:layer="layout" svg:width="1.128cm" svg:height="1.114cm" svg:x="0.138cm" svg:y="3.4cm">
          <draw:text-box>
            <text:p><text:span text:style-name="T4">V</text:span><text:span text:style-name="T1">a</text:span></text:p>
          </draw:text-box>
        </draw:frame>
        <draw:frame draw:style-name="gr5" draw:text-style-name="P4" draw:layer="layout" svg:width="1.128cm" svg:height="1.114cm" svg:x="5.9cm" svg:y="3.6cm">
          <draw:text-box>
            <text:p><text:span text:style-name="T4">V</text:span><text:span text:style-name="T1">b</text:span></text:p>
          </draw:text-box>
        </draw:frame>
        <draw:frame draw:style-name="gr12" draw:text-style-name="P7" draw:layer="layout" svg:width="3.041cm" svg:height="1.114cm" svg:x="10.1cm" svg:y="4.5cm">
          <draw:text-box>
            <text:p><text:span text:style-name="T5">I</text:span><text:span text:style-name="T6">b</text:span><text:span text:style-name="T5"> = </text:span><text:span text:style-name="T5">K</text:span><text:span text:style-name="T6">b</text:span><text:span text:style-name="T5">V</text:span><text:span text:style-name="T6">b</text:span></text:p>
          </draw:text-box>
        </draw:frame>
        <draw:frame draw:style-name="gr13" draw:text-style-name="P7" draw:layer="layout" svg:width="0.883cm" svg:height="1.114cm" svg:x="13.2cm" svg:y="10.9cm">
          <draw:text-box>
            <text:p><text:span text:style-name="T5">I</text:span><text:span text:style-name="T6">d</text:span></text:p>
          </draw:text-box>
        </draw:frame>
        <draw:frame draw:style-name="gr14" draw:text-style-name="P7" draw:layer="layout" svg:width="3.168cm" svg:height="1.114cm" svg:x="7.8cm" svg:y="11.1cm">
          <draw:text-box>
            <text:p><text:span text:style-name="T2">V</text:span><text:span text:style-name="T3">c</text:span><text:span text:style-name="T2"> </text:span><text:span text:style-name="T2">= </text:span><text:span text:style-name="T2">K</text:span><text:span text:style-name="T3">c</text:span><text:span text:style-name="T2">I</text:span><text:span text:style-name="T3">c</text:span><text:span text:style-name="T5">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19T22:22:50.325404449</dc:date>
    <meta:editing-duration>PT17M51S</meta:editing-duration>
    <meta:editing-cycles>4</meta:editing-cycles>
    <meta:generator>LibreOffice/6.4.6.2$Linux_X86_64 LibreOffice_project/40$Build-2</meta:generator>
    <meta:document-statistic meta:object-count="100"/>
  </office:meta>
</office:document-meta>
</file>